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Markdown</text:p>
          </table:table-cell>
        </table:table-row>
        <table:table-row table:style-name="ro1">
          <table:table-cell office:value-type="string" calcext:value-type="string">
            <text:p>http://pingouindesalpes.com/hugo/post/markdow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becode.ryver.com/index.html#teams/1259496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https://restdb.io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00/00/0000</text:date>, <text:time style:data-style-name="N2" text:time-value="12:12:35.8154335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0:52:36.900670698</meta:creation-date>
    <dc:date>2018-09-20T12:12:48.941434394</dc:date>
    <meta:editing-duration>PT3M7S</meta:editing-duration>
    <meta:editing-cycles>3</meta:editing-cycles>
    <meta:generator>LibreOffice/5.1.6.2$Linux_X86_64 LibreOffice_project/10m0$Build-2</meta:generator>
    <meta:document-statistic meta:table-count="1" meta:cell-count="4" meta:object-count="0"/>
  </office:meta>
</office:document-meta>
</file>